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4pt" style:font-size-asian="14pt" style:font-size-complex="14pt"/>
    </style:style>
    <style:style style:name="P3" style:family="paragraph" style:parent-style-name="Standard">
      <style:paragraph-properties fo:text-align="start" style:justify-single-word="false"/>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Samuel 24:1-10. <text:s/></text:p>
      <text:p text:style-name="P2"/>
      <text:p text:style-name="P2"/>
      <text:p text:style-name="P2">2 Samuel מלכים א 24-1 וַיֹּסֶף אַף־יְהוָה</text:p>
      <text:p text:style-name="P2">OF: יָסַפ, again, Conj-w | V-Hifil-ConsecImperf-3ms, and again, anger_of_Yahweh, </text:p>
      <text:p text:style-name="P2"/>
      <text:p text:style-name="P2">b לַחֲרוֹת בְּיִשְׂרָאֵל</text:p>
      <text:p text:style-name="P2">OF: חָרָה, burn, Prep-l | V-Qal-Inf, to_burn, in_Israel, </text:p>
      <text:p text:style-name="P2"/>
      <text:p text:style-name="P2">c וַיָּסֶת אֶת־דָּוִד בָּהֶם</text:p>
      <text:p text:style-name="P2">OF: סוּת, move, Conj-w | V-Hifil-ConsecImperf-3ms, and_he_moved, -David in_them. </text:p>
      <text:p text:style-name="P2"/>
      <text:p text:style-name="P2">d לֵאמֹר</text:p>
      <text:p text:style-name="P2">OF: אָמַר, say, Prep-l | V-Qal-Inf, to_say, </text:p>
      <text:p text:style-name="P2"/>
      <text:p text:style-name="P2">e לֵךְ</text:p>
      <text:p text:style-name="P2">OF: הָלַךְ, go, V-Qal-Imperative-ms, Go!!!</text:p>
      <text:p text:style-name="P2"/>
      <text:p text:style-name="P2">f מְנֵה אֶת־יִשְׂרָאֵל וְאֶת־יְהוּדָה:</text:p>
      <text:p text:style-name="P2">OF: מָנָה, number, V-Qal-Imp-ms, Number! -Isreal, and-Judah. </text:p>
      <text:p text:style-name="P2"/>
      <text:p text:style-name="P2">And Yahweh's anger again to burn in Israel, and he moved David in them to say, "Go! Number Israel and Judah!" </text:p>
      <text:p text:style-name="P2"/>
      <text:p text:style-name="P2"/>
      <text:p text:style-name="P2"/>
      <text:p text:style-name="P2">2 Samuel מלכים א 24-2 וַיֹּאמֶר הַמֶּלֶךְ אֶל־יוֹאָב שַׂר־הַחַיִל אֲשֶׁר־אִתּוֹ</text:p>
      <text:p text:style-name="P2">OF: אָמַר, say, Conj-w | V-Qal-ConsecImperf-3ms, and_he_said, the_king, to_Joab, captain_of_the_army, who_with_him, </text:p>
      <text:p text:style-name="P2"/>
      <text:p text:style-name="P2">b שׁוּט־נָא בְּכָל־שִׁבְטֵי יִשְׂרָאֵל מִדָּן וְעַד־בְּאֵר שֶׁבַע</text:p>
      <text:p text:style-name="P2">OF: סוּט, go_back, V-Qal-Imp-ms, GoBack! in_all_tribes, of_Israel, from_Dan, and_to_Beersheba, </text:p>
      <text:p text:style-name="P2"/>
      <text:p text:style-name="P2">c וּפִקְדוּ אֶת־הָעָם</text:p>
      <text:p text:style-name="P2">OF: פָּקַד, count, Conj-w | V-Qal-Imp-mp, AndCount! -the_people, </text:p>
      <text:p text:style-name="P2"/>
      <text:p text:style-name="P2">d וְיָדַעְתִּי אֵת מִסְפַּר הָעָם: ס</text:p>
      <text:p text:style-name="P2">OF: יָדַע, know, Conj-w | V-Qal-ConjPerf-1cs, and_I_will_know, -, number, of_the_people. </text:p>
      <text:p text:style-name="P2"/>
      <text:p text:style-name="P2"><text:soft-page-break/>And the king said to Joab, the captain of the army, who was with him, "Go back throughout all tribes of Israel, from Dan even to Beersheba, and count the people, that I will know the number of the people. </text:p>
      <text:p text:style-name="P2"/>
      <text:p text:style-name="P2"/>
      <text:p text:style-name="P2">2 Samuel מלכים א 24-3 וַיֹּאמֶר יוֹאָב אֶל־הַמֶּלֶךְ</text:p>
      <text:p text:style-name="P2">OF: אָמַר, say, Conj-w | V-Qal-ConsecImperf-3ms, and_he_said, Joab, to_the_king, </text:p>
      <text:p text:style-name="P2"/>
      <text:p text:style-name="P2">b וְיוֹסֵף יְהוָה אֱלֹהֶיךָ אֶל־הָעָם כָּהֵם וְכָהֵם מֵאָה פְעָמִים</text:p>
      <text:p text:style-name="P2">OF: יָסַף, add, Conj-w | V-Hifil-ConjImperf.Jusssive-3ms, may_he_add, Yahweh, your_God, to_the_people, as_they, and_as_they, one_hundred, times, </text:p>
      <text:p text:style-name="P2"/>
      <text:p text:style-name="P2">c וְעֵינֵי אֲדֹנִי־הַמֶּלֶךְ רֹאוֹת</text:p>
      <text:p text:style-name="P2">OF: רָאָה, see, V-Qal-Prtcpl-fp, may_see, and_eyes, of_my_lord_the_king, may_see, </text:p>
      <text:p text:style-name="P2"/>
      <text:p text:style-name="P2">d וַאדֹנִי הַמֶּלֶךְ לָמָּה חָפֵץ בַּדָּבָר הַזֶּה:</text:p>
      <text:p text:style-name="P2">OF: חָפֵץ, desire, V-Qal-Perf-3ms, he_desire, and_my_lord, the_king, for_what, he_delights, in_thing, this. </text:p>
      <text:p text:style-name="P2"/>
      <text:p text:style-name="P2">And Joab said to the king, "May Yahweh your God add to the people, as they are, one hundred times, and may my the eyes of my lord the king see it. But my lord the king, why he delights in this thing?" </text:p>
      <text:p text:style-name="P2"/>
      <text:p text:style-name="P2"/>
      <text:p text:style-name="P2">2 Samuel מלכים א 24-4 וַיֶּחֱזַק דְּבַר־הַמֶּלֶךְ אֶל־יוֹאָב וְעַל שָׂרֵי הֶחָיִל</text:p>
      <text:p text:style-name="P2">OF: חָזַק, strengthen, Conj-w | V-Qal-ConsecImperf-3ms, and_he_strengthened, word_of_the_king, over_Joab, and_over_captains, of_the_army, </text:p>
      <text:p text:style-name="P2"/>
      <text:p text:style-name="P2">b וַיֵּצֵא יוֹאָב וְשָׂרֵי הַחַיִל לִפְנֵי הַמֶּלֶךְ</text:p>
      <text:p text:style-name="P2">OF: יָצָא, go_out, Conj-w | V-Qal-ConsecImperf-3ms, and_he_went_out, Joab, and_the_captains, of_the_army, presence, of_the_king, </text:p>
      <text:p text:style-name="P2"/>
      <text:p text:style-name="P2">c לִפְקֹד אֶת־הָעָם אֶת־יִשְׂרָאֵל:</text:p>
      <text:p text:style-name="P2">OF: פָּקַד, count, Prep-l | V-Qal-Inf, to_count, -the_people, -Israel, </text:p>
      <text:p text:style-name="P2"/>
      <text:p text:style-name="P2">And the word of the king stronger over Joab and the captains of the army. And Joab and the captains of the army went out from the presence of the king, to count the people of Israel. </text:p>
      <text:p text:style-name="P2"/>
      <text:p text:style-name="P2"/>
      <text:p text:style-name="P2">2 Samuel מלכים א 24-5 וַיַּעַבְרוּ אֶת־הַיַּרְדֵּן</text:p>
      <text:p text:style-name="P2">OF:עָבַר, cross, Conj-w | V-Qal-ConsecImperf-3mp, and_they_crossed, -the_Jordan, </text:p>
      <text:p text:style-name="P2"><text:soft-page-break/></text:p>
      <text:p text:style-name="P2">b וַיַּחֲנוּ בַעֲרוֹעֵר יְמִין הָעִיר אֲשֶׁר בְּתוֹךְ־הַנַּחַל הַגָּד וְאֶל־יַעְזֵר:</text:p>
      <text:p text:style-name="P2">OF: חָנָה, camp, Conj-w | V-Qal-ConsecImperf-3mp, and_they_camped, in_Aroer, on_the_right_side, of_the_city, which, in_the_middle_of_the_valley, of_the_Gad, and_to_Jazer, </text:p>
      <text:p text:style-name="P2"/>
      <text:p text:style-name="P2">And they crossed the Jordan, and camped in Aroer, on the right side of the city which is in the middle of the valley of Gad, and to Jazer. </text:p>
      <text:p text:style-name="P2"/>
      <text:p text:style-name="P2"/>
      <text:p text:style-name="P2"/>
      <text:p text:style-name="P2"/>
      <text:p text:style-name="P2">2 Samuel מלכים א 24-6 וַיָּבֹאוּ הַגִּלְעָדָה וְאֶל־אֶרֶץ תַּחְתִּים חָדְשִׁי</text:p>
      <text:p text:style-name="P2">OF: בּוׂא, come, Conj-w | V-Qal-ConsecImperf-3mp, and_they_came, to_the_Gilead, and_to_land, of_Tahtim_Hodshi. </text:p>
      <text:p text:style-name="P2"/>
      <text:p text:style-name="P2">b וַיָּבֹאוּ דָּנָה יַּעַן וְסָבִיב אֶל־צִידוֹן:</text:p>
      <text:p text:style-name="P2">OF: בּוׂא, come, Conj-w | V-Qal-ConsecImperf-3mp, and_they_came, to_Dan_Jaan, and_around, to_Sidon, </text:p>
      <text:p text:style-name="P2"/>
      <text:p text:style-name="P2">And they came to the Gilead, and to the land of Tahtim Hodshi, and they came to Dan Jaan, and around to Sidon. </text:p>
      <text:p text:style-name="P2"/>
      <text:p text:style-name="P2"/>
      <text:p text:style-name="P2"/>
      <text:p text:style-name="P2"/>
      <text:p text:style-name="P2"/>
      <text:p text:style-name="P2">2 Samuel מלכים א 24-7 וַיָּבֹאוּ מִבְצַר־צֹר וְכָל־עָרֵי הַחִוִּי וְהַכְּנַעֲנִי</text:p>
      <text:p text:style-name="P2">OF: בּוׂא, come, Conj-w | V-Qal-ConsecImperf-3mp, and_they_came, to_the_stronghold_of_Tyre, and_to_all_cities, of_the_Hivite, and_the_Canaanite, </text:p>
      <text:p text:style-name="P2"/>
      <text:p text:style-name="P2">b וַיֵּצְאוּ אֶל־נֶגֶב יְהוּדָה בְּאֵר שָׁבַע:</text:p>
      <text:p text:style-name="P2">OF: יָצָא, go out, Conj-w | V-Qal-ConsecImperf-3mp, and_they_went_out, to_south, of_Judah, in_Beersheba, </text:p>
      <text:p text:style-name="P2"/>
      <text:p text:style-name="P2">And they came to the stronghold of Tyre, and to all the cities of the Hivite and the Canaanite, and they went out to the south of Judah, in Beersheba. </text:p>
      <text:p text:style-name="P2"/>
      <text:p text:style-name="P2"/>
      <text:p text:style-name="P2">2 Samuel מלכים א 24-8 וַיָּשֻׁטוּ בְּכָל־הָאָרֶץ</text:p>
      <text:p text:style-name="P2">OF: סוּט, go back, Conj-w | V-Qal-ConsecImperf-3mp, and_they_went_back, through_all_of_the_land, </text:p>
      <text:p text:style-name="P2"/>
      <text:p text:style-name="P2"><text:soft-page-break/>b וַיָּבֹאוּ מִקְצֵה תִשְׁעָה חֳדָשִׁים וְעֶשְׂרִים יוֹם יְרוּשָׁלִָם:</text:p>
      <text:p text:style-name="P2">OF: בּוׂא, come, Conj-w | V-Qal-ConsecImperf-3mp, and_they_came, from_the_end, of_nine, months, and_twenty, days, to_Jerusalem, </text:p>
      <text:p text:style-name="P2"/>
      <text:p text:style-name="P2">And they went back through all of the land, and they came at the end of nine months and twenty days, to Jerusalem. </text:p>
      <text:p text:style-name="P2"/>
      <text:p text:style-name="P2"/>
      <text:p text:style-name="P2">2 Samuel מלכים א 24-9 וַיִּתֵּן יוֹאָב אֶת־מִסְפַּר מִפְקַד־הָעָם אֶל־הַמֶּלֶךְ</text:p>
      <text:p text:style-name="P2">OF: נָתַן, give, Conj-w | V-Qal-ConsecImperf-3ms, and_he_gave, Joab, -sum, of_the_number_of_the_people, to_the_king, </text:p>
      <text:p text:style-name="P2"/>
      <text:p text:style-name="P2">b וַתְּהִי יִשְׂרָאֵל שְׁמֹנֶה מֵאוֹת אֶלֶף אִישׁ־חַיִל</text:p>
      <text:p text:style-name="P2">OF:הָיָה, is, <text:tab/>Conj-w | V-Qal-ConsecImperf-3fs, and_they_was, Israel, eight, hundred, thousand, men, valiant, </text:p>
      <text:p text:style-name="P2"/>
      <text:p text:style-name="P2">c שֹׁלֵף חֶרֶב <text:s text:c="3"/>וְאִישׁ יְהוּדָה חֲמֵשׁ־מֵאוֹת אֶלֶף אִישׁ:</text:p>
      <text:p text:style-name="P2">OF: שָׁלַף, draw, V-Qal-Prtcpl-ms, who_drew, sword, and_man, of_Judah, five_hundred, thousand, men, </text:p>
      <text:p text:style-name="P2"/>
      <text:p text:style-name="P2">And Joab gave the sum of the number of people to the king, and they were in Israel, eight hundred thousand men, who drew the sword, and the men of Judah were five hundred thousand men. </text:p>
      <text:p text:style-name="P2"/>
      <text:p text:style-name="P2"/>
      <text:p text:style-name="P2">2 Samuel מלכים א 24-10 וַיַּךְ לֵב־דָּוִד אֹתוֹ</text:p>
      <text:p text:style-name="P2">OF:נָכָה, strike, Conj-w | V-Hifil-ConsecImperf-3ms, and_he_struck, heart_of_David, -him, </text:p>
      <text:p text:style-name="P2"/>
      <text:p text:style-name="P2">b אַחֲרֵי־כֵן סָפַר אֶת־הָעָם ס</text:p>
      <text:p text:style-name="P2">OF:סָפַר, count, V-Qal-Perf-3ms, after_thus, he_counted, -the_people. </text:p>
      <text:p text:style-name="P2"/>
      <text:p text:style-name="P2">c וַיֹּאמֶר דָּוִד אֶל־יְהוָה</text:p>
      <text:p text:style-name="P2">OF:אָמַר, say, Conj-w | V-Qal-ConsecImperf-3ms, and_he_said, David, to_Yahweh, </text:p>
      <text:p text:style-name="P2"/>
      <text:p text:style-name="P2">d חָטָאתִי מְאֹד</text:p>
      <text:p text:style-name="P2">OF:חָטָא, sin, V-Qal-Perf-1cs, I_have_sinned, greatly, </text:p>
      <text:p text:style-name="P2"/>
      <text:p text:style-name="P2">e אֲשֶׁר עָשִׂיתִי</text:p>
      <text:p text:style-name="P2">OF:עָשָֹה, do, V-Qal-Perf-1cs, which, I_have_done, </text:p>
      <text:p text:style-name="P2"/>
      <text:p text:style-name="P2">f וְעַתָּה יְהוָה הַעֲבֶר־נָא אֶת־עֲוֹן עַבְדְּךָ</text:p>
      <text:p text:style-name="P2"><text:soft-page-break/>OF:עָבַר, take away, V-Hifil-Imp-ms, and_now, Yahweh, please_take_away, -iniquity, of_your_servant, </text:p>
      <text:p text:style-name="P2"/>
      <text:p text:style-name="P2">g כִּי נִסְכַּלְתִּי מְאֹד:</text:p>
      <text:p text:style-name="P2">OF: סָכַל, do foolishly, V-Nifal-Perf-1cs, for, I_was_made_foolishly, very, </text:p>
      <text:p text:style-name="P2">(Niphal, passive or reflexive voice. 12.7. )</text:p>
      <text:p text:style-name="P2"/>
      <text:p text:style-name="P2">And the heart of David struck him after he counted the people. And David said to Yahweh, "I have sinned greatly, which I have done, and now, Yahweh, please take away the iniquity of your servant, for I was made very foolishly.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Microsoft Ya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Microsoft Ya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9T13:45:23.882851249</meta:creation-date>
    <dc:date>2021-04-06T18:55:43.759665716</dc:date>
    <meta:editing-duration>PT6M9S</meta:editing-duration>
    <meta:editing-cycles>5</meta:editing-cycles>
    <meta:generator>LibreOffice/6.0.6.2$Linux_X86_64 LibreOffice_project/00m0$Build-2</meta:generator>
    <meta:document-statistic meta:table-count="0" meta:image-count="0" meta:object-count="0" meta:page-count="5" meta:paragraph-count="82" meta:word-count="878" meta:character-count="5982" meta:non-whitespace-character-count="5136"/>
  </office:meta>
</office:document-meta>
</file>